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5.83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Manufacturer</text:p>
          </table:table-cell>
          <table:table-cell office:value-type="string">
            <text:p>Part number</text:p>
          </table:table-cell>
          <table:table-cell office:value-type="string">
            <text:p>Vin</text:p>
          </table:table-cell>
          <table:table-cell office:value-type="string">
            <text:p>Price</text:p>
          </table:table-cell>
          <table:table-cell office:value-type="string">
            <text:p>Notes</text:p>
          </table:table-cell>
        </table:table-row>
        <table:table-row table:style-name="ro1">
          <table:table-cell/>
          <table:table-cell office:value-type="string">
            <text:p>TI</text:p>
          </table:table-cell>
          <table:table-cell office:value-type="string">
            <text:p>tl5001a-q1</text:p>
          </table:table-cell>
          <table:table-cell office:value-type="string">
            <text:p>3.6 to 40</text:p>
          </table:table-cell>
          <table:table-cell office:value-type="string">
            <text:p>$0.85 @ 1000</text:p>
          </table:table-cell>
          <table:table-cell office:value-type="string">
            <text:p>External switch, boost, buck, invert</text:p>
          </table:table-cell>
        </table:table-row>
        <table:table-row table:style-name="ro1">
          <table:table-cell/>
          <table:table-cell office:value-type="string">
            <text:p>TI</text:p>
          </table:table-cell>
          <table:table-cell office:value-type="string">
            <text:p>lm25011</text:p>
          </table:table-cell>
          <table:table-cell office:value-type="string">
            <text:p>6 to 42</text:p>
          </table:table-cell>
          <table:table-cell office:value-type="string">
            <text:p>$0.95 @ 1000</text:p>
          </table:table-cell>
          <table:table-cell office:value-type="string">
            <text:p>Buck only, 2A, stepoko</text:p>
          </table:table-cell>
        </table:table-row>
        <table:table-row table:style-name="ro1">
          <table:table-cell/>
          <table:table-cell office:value-type="string">
            <text:p>TI</text:p>
          </table:table-cell>
          <table:table-cell office:value-type="string">
            <text:p>sg2524</text:p>
          </table:table-cell>
          <table:table-cell office:value-type="string">
            <text:p>8 to 40</text:p>
          </table:table-cell>
          <table:table-cell office:value-type="string">
            <text:p>$0.36 @ 1000</text:p>
          </table:table-cell>
          <table:table-cell office:value-type="string">
            <text:p>Multipurpose, flyback, super cheap</text:p>
          </table:table-cell>
        </table:table-row>
        <table:table-row table:style-name="ro1">
          <table:table-cell/>
          <table:table-cell office:value-type="string">
            <text:p>LT</text:p>
          </table:table-cell>
          <table:table-cell office:value-type="string">
            <text:p>LT8471</text:p>
          </table:table-cell>
          <table:table-cell office:value-type="string">
            <text:p>6 to 50</text:p>
          </table:table-cell>
          <table:table-cell office:value-type="string">
            <text:p>$5.00 @ 2500 </text:p>
          </table:table-cell>
          <table:table-cell office:value-type="string">
            <text:p>Dual output 2A, integrated switches, probably wrong pricing</text:p>
          </table:table-cell>
        </table:table-row>
        <table:table-row table:style-name="ro1">
          <table:table-cell/>
          <table:table-cell office:value-type="string">
            <text:p>LT</text:p>
          </table:table-cell>
          <table:table-cell office:value-type="string">
            <text:p>LT8582</text:p>
          </table:table-cell>
          <table:table-cell office:value-type="string">
            <text:p>5 to 22</text:p>
          </table:table-cell>
          <table:table-cell office:value-type="string">
            <text:p>$5.00 @ 2500 </text:p>
          </table:table-cell>
          <table:table-cell office:value-type="string">
            <text:p>Dual output 2A, integrated switches, probably wrong prici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12/10/2015</text:date>, <text:time>21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22S</meta:editing-duration>
    <meta:editing-cycles>3</meta:editing-cycles>
    <meta:generator>OpenOffice.org/3.4.1$Win32 OpenOffice.org_project/341m1$Build-9593</meta:generator>
    <dc:date>2015-12-10T21:47:42.18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